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320pt" svg:x="534.27pt" svg:y="40.73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[[e],[1,2,3,4,5],[6,7,8],[]] 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4,5],[6,8,7],[]]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4,5],[7,6,8],[]]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[[e],[1,2,3,4,5],[7,8,6],[]]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0166666666666667" calcext:value-type="float">
            <text:p>0.0002</text:p>
          </table:table-cell>
          <table:table-cell table:style-name="ce2" table:formula="of:=[.E4]/[.$E$29]" office:value-type="float" office:value="0.000166666666666667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[[e],[1,2,3,4,5],[8,6,7],[]]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0166666666666667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[[e],[1,2,3,4,5],[8,7,6],[]]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0166666666666667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[[e],[1,2,3,4,6],[5,7,8],[]]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0166666666666667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[[e],[1,2,3,4,6],[5,8,7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0166666666666667" calcext:value-type="float">
            <text:p>0.0002</text:p>
          </table:table-cell>
        </table:table-row>
        <table:table-row table:style-name="ro1">
          <table:table-cell table:style-name="Default" office:value-type="string" calcext:value-type="string">
            <text:p>[[e],[1,2,3,4,6],[7,5,8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8" calcext:value-type="float">
            <text:p>8</text:p>
          </table:table-cell>
          <table:table-cell table:style-name="ce1" table:formula="of:=[.E9]-[.E8]" office:value-type="float" office:value="7" calcext:value-type="float">
            <text:p>7</text:p>
          </table:table-cell>
          <table:table-cell table:style-name="ce2" table:formula="of:=[.F9]/[.$E$29]" office:value-type="float" office:value="0.00116666666666667" calcext:value-type="float">
            <text:p>0.0012</text:p>
          </table:table-cell>
          <table:table-cell table:style-name="ce2" table:formula="of:=[.E9]/[.$E$29]" office:value-type="float" office:value="0.00133333333333333" calcext:value-type="float">
            <text:p>0.0013</text:p>
          </table:table-cell>
        </table:table-row>
        <table:table-row table:style-name="ro1">
          <table:table-cell table:style-name="Default" office:value-type="string" calcext:value-type="string">
            <text:p>[[e],[1,2,3,4,6],[7,8,5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9" calcext:value-type="float">
            <text:p>9</text:p>
          </table:table-cell>
          <table:table-cell table:style-name="ce1" table:formula="of:=[.E10]-[.E9]" office:value-type="float" office:value="1" calcext:value-type="float">
            <text:p>1</text:p>
          </table:table-cell>
          <table:table-cell table:style-name="ce2" table:formula="of:=[.F10]/[.$E$29]" office:value-type="float" office:value="0.000166666666666667" calcext:value-type="float">
            <text:p>0.0002</text:p>
          </table:table-cell>
          <table:table-cell table:style-name="ce2" table:formula="of:=[.E10]/[.$E$29]" office:value-type="float" office:value="0.0015" calcext:value-type="float">
            <text:p>0.0015</text:p>
          </table:table-cell>
        </table:table-row>
        <table:table-row table:style-name="ro1">
          <table:table-cell table:style-name="Default" office:value-type="string" calcext:value-type="string">
            <text:p>[[e],[1,2,3,4,6],[8,5,7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19" calcext:value-type="float">
            <text:p>19</text:p>
          </table:table-cell>
          <table:table-cell table:style-name="ce1" table:formula="of:=[.E11]-[.E10]" office:value-type="float" office:value="10" calcext:value-type="float">
            <text:p>10</text:p>
          </table:table-cell>
          <table:table-cell table:style-name="ce2" table:formula="of:=[.F11]/[.$E$29]" office:value-type="float" office:value="0.00166666666666667" calcext:value-type="float">
            <text:p>0.0017</text:p>
          </table:table-cell>
          <table:table-cell table:style-name="ce2" table:formula="of:=[.E11]/[.$E$29]" office:value-type="float" office:value="0.00316666666666667" calcext:value-type="float">
            <text:p>0.0032</text:p>
          </table:table-cell>
        </table:table-row>
        <table:table-row table:style-name="ro1">
          <table:table-cell table:style-name="Default" office:value-type="string" calcext:value-type="string">
            <text:p>[[e],[1,2,3,4,6],[8,7,5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38" calcext:value-type="float">
            <text:p>38</text:p>
          </table:table-cell>
          <table:table-cell table:style-name="ce1" table:formula="of:=[.E12]-[.E11]" office:value-type="float" office:value="19" calcext:value-type="float">
            <text:p>19</text:p>
          </table:table-cell>
          <table:table-cell table:style-name="ce2" table:formula="of:=[.F12]/[.$E$29]" office:value-type="float" office:value="0.00316666666666667" calcext:value-type="float">
            <text:p>0.0032</text:p>
          </table:table-cell>
          <table:table-cell table:style-name="ce2" table:formula="of:=[.E12]/[.$E$29]" office:value-type="float" office:value="0.00633333333333333" calcext:value-type="float">
            <text:p>0.0063</text:p>
          </table:table-cell>
        </table:table-row>
        <table:table-row table:style-name="ro1">
          <table:table-cell table:style-name="Default" office:value-type="string" calcext:value-type="string">
            <text:p>[[e],[1,2,3,4,7],[5,6,8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79" calcext:value-type="float">
            <text:p>79</text:p>
          </table:table-cell>
          <table:table-cell table:style-name="ce1" table:formula="of:=[.E13]-[.E12]" office:value-type="float" office:value="41" calcext:value-type="float">
            <text:p>41</text:p>
          </table:table-cell>
          <table:table-cell table:style-name="ce2" table:formula="of:=[.F13]/[.$E$29]" office:value-type="float" office:value="0.00683333333333333" calcext:value-type="float">
            <text:p>0.0068</text:p>
          </table:table-cell>
          <table:table-cell table:style-name="ce2" table:formula="of:=[.E13]/[.$E$29]" office:value-type="float" office:value="0.0131666666666667" calcext:value-type="float">
            <text:p>0.0132</text:p>
          </table:table-cell>
        </table:table-row>
        <table:table-row table:style-name="ro1">
          <table:table-cell table:style-name="Default" office:value-type="string" calcext:value-type="string">
            <text:p>[[e],[1,2,3,4,7],[5,8,6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145" calcext:value-type="float">
            <text:p>145</text:p>
          </table:table-cell>
          <table:table-cell table:style-name="ce1" table:formula="of:=[.E14]-[.E13]" office:value-type="float" office:value="66" calcext:value-type="float">
            <text:p>66</text:p>
          </table:table-cell>
          <table:table-cell table:style-name="ce2" table:formula="of:=[.F14]/[.$E$29]" office:value-type="float" office:value="0.011" calcext:value-type="float">
            <text:p>0.0110</text:p>
          </table:table-cell>
          <table:table-cell table:style-name="ce2" table:formula="of:=[.E14]/[.$E$29]" office:value-type="float" office:value="0.0241666666666667" calcext:value-type="float">
            <text:p>0.0242</text:p>
          </table:table-cell>
        </table:table-row>
        <table:table-row table:style-name="ro1">
          <table:table-cell table:style-name="Default" office:value-type="string" calcext:value-type="string">
            <text:p>[[e],[1,2,3,4,7],[6,5,8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293" calcext:value-type="float">
            <text:p>293</text:p>
          </table:table-cell>
          <table:table-cell table:style-name="ce1" table:formula="of:=[.E15]-[.E14]" office:value-type="float" office:value="148" calcext:value-type="float">
            <text:p>148</text:p>
          </table:table-cell>
          <table:table-cell table:style-name="ce2" table:formula="of:=[.F15]/[.$E$29]" office:value-type="float" office:value="0.0246666666666667" calcext:value-type="float">
            <text:p>0.0247</text:p>
          </table:table-cell>
          <table:table-cell table:style-name="ce2" table:formula="of:=[.E15]/[.$E$29]" office:value-type="float" office:value="0.0488333333333333" calcext:value-type="float">
            <text:p>0.0488</text:p>
          </table:table-cell>
        </table:table-row>
        <table:table-row table:style-name="ro1">
          <table:table-cell table:style-name="Default" office:value-type="string" calcext:value-type="string">
            <text:p>[[e],[1,2,3,4,7],[6,8,5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525" calcext:value-type="float">
            <text:p>525</text:p>
          </table:table-cell>
          <table:table-cell table:style-name="ce1" table:formula="of:=[.E16]-[.E15]" office:value-type="float" office:value="232" calcext:value-type="float">
            <text:p>232</text:p>
          </table:table-cell>
          <table:table-cell table:style-name="ce2" table:formula="of:=[.F16]/[.$E$29]" office:value-type="float" office:value="0.0386666666666667" calcext:value-type="float">
            <text:p>0.0387</text:p>
          </table:table-cell>
          <table:table-cell table:style-name="ce2" table:formula="of:=[.E16]/[.$E$29]" office:value-type="float" office:value="0.0875" calcext:value-type="float">
            <text:p>0.0875</text:p>
          </table:table-cell>
        </table:table-row>
        <table:table-row table:style-name="ro1">
          <table:table-cell table:style-name="Default" office:value-type="string" calcext:value-type="string">
            <text:p>[[e],[1,2,3,4,7],[8,5,6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964" calcext:value-type="float">
            <text:p>964</text:p>
          </table:table-cell>
          <table:table-cell table:style-name="ce1" table:formula="of:=[.E17]-[.E16]" office:value-type="float" office:value="439" calcext:value-type="float">
            <text:p>439</text:p>
          </table:table-cell>
          <table:table-cell table:style-name="ce2" table:formula="of:=[.F17]/[.$E$29]" office:value-type="float" office:value="0.0731666666666667" calcext:value-type="float">
            <text:p>0.0732</text:p>
          </table:table-cell>
          <table:table-cell table:style-name="ce2" table:formula="of:=[.E17]/[.$E$29]" office:value-type="float" office:value="0.160666666666667" calcext:value-type="float">
            <text:p>0.1607</text:p>
          </table:table-cell>
        </table:table-row>
        <table:table-row table:style-name="ro1">
          <table:table-cell table:style-name="Default" office:value-type="string" calcext:value-type="string">
            <text:p>[[e],[1,2,3,4,7],[8,6,5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1543" calcext:value-type="float">
            <text:p>1543</text:p>
          </table:table-cell>
          <table:table-cell table:style-name="ce1" table:formula="of:=[.E18]-[.E17]" office:value-type="float" office:value="579" calcext:value-type="float">
            <text:p>579</text:p>
          </table:table-cell>
          <table:table-cell table:style-name="ce2" table:formula="of:=[.F18]/[.$E$29]" office:value-type="float" office:value="0.0965" calcext:value-type="float">
            <text:p>0.0965</text:p>
          </table:table-cell>
          <table:table-cell table:style-name="ce2" table:formula="of:=[.E18]/[.$E$29]" office:value-type="float" office:value="0.257166666666667" calcext:value-type="float">
            <text:p>0.2572</text:p>
          </table:table-cell>
        </table:table-row>
        <table:table-row table:style-name="ro1">
          <table:table-cell table:style-name="Default" office:value-type="string" calcext:value-type="string">
            <text:p>[[e],[1,2,3,4,8],[5,6,7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2366" calcext:value-type="float">
            <text:p>2366</text:p>
          </table:table-cell>
          <table:table-cell table:style-name="ce1" table:formula="of:=[.E19]-[.E18]" office:value-type="float" office:value="823" calcext:value-type="float">
            <text:p>823</text:p>
          </table:table-cell>
          <table:table-cell table:style-name="ce2" table:formula="of:=[.F19]/[.$E$29]" office:value-type="float" office:value="0.137166666666667" calcext:value-type="float">
            <text:p>0.1372</text:p>
          </table:table-cell>
          <table:table-cell table:style-name="ce2" table:formula="of:=[.E19]/[.$E$29]" office:value-type="float" office:value="0.394333333333333" calcext:value-type="float">
            <text:p>0.3943</text:p>
          </table:table-cell>
        </table:table-row>
        <table:table-row table:style-name="ro1">
          <table:table-cell table:style-name="Default" office:value-type="string" calcext:value-type="string">
            <text:p>[[e],[1,2,3,4,8],[5,7,6],[]]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3245" calcext:value-type="float">
            <text:p>3245</text:p>
          </table:table-cell>
          <table:table-cell table:style-name="ce1" table:formula="of:=[.E20]-[.E19]" office:value-type="float" office:value="879" calcext:value-type="float">
            <text:p>879</text:p>
          </table:table-cell>
          <table:table-cell table:style-name="ce2" table:formula="of:=[.F20]/[.$E$29]" office:value-type="float" office:value="0.1465" calcext:value-type="float">
            <text:p>0.1465</text:p>
          </table:table-cell>
          <table:table-cell table:style-name="ce2" table:formula="of:=[.E20]/[.$E$29]" office:value-type="float" office:value="0.540833333333333" calcext:value-type="float">
            <text:p>0.5408</text:p>
          </table:table-cell>
        </table:table-row>
        <table:table-row table:style-name="ro1">
          <table:table-cell table:style-name="Default" office:value-type="string" calcext:value-type="string">
            <text:p>[[e],[1,2,3,4,8],[6,5,7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4213" calcext:value-type="float">
            <text:p>4213</text:p>
          </table:table-cell>
          <table:table-cell table:style-name="ce1" table:formula="of:=[.E21]-[.E20]" office:value-type="float" office:value="968" calcext:value-type="float">
            <text:p>968</text:p>
          </table:table-cell>
          <table:table-cell table:style-name="ce2" table:formula="of:=[.F21]/[.$E$29]" office:value-type="float" office:value="0.161333333333333" calcext:value-type="float">
            <text:p>0.1613</text:p>
          </table:table-cell>
          <table:table-cell table:style-name="ce2" table:formula="of:=[.E21]/[.$E$29]" office:value-type="float" office:value="0.702166666666667" calcext:value-type="float">
            <text:p>0.7022</text:p>
          </table:table-cell>
        </table:table-row>
        <table:table-row table:style-name="ro1">
          <table:table-cell table:style-name="Default" office:value-type="string" calcext:value-type="string">
            <text:p>[[e],[1,2,3,4,8],[6,7,5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4966" calcext:value-type="float">
            <text:p>4966</text:p>
          </table:table-cell>
          <table:table-cell table:style-name="ce1" table:formula="of:=[.E22]-[.E21]" office:value-type="float" office:value="753" calcext:value-type="float">
            <text:p>753</text:p>
          </table:table-cell>
          <table:table-cell table:style-name="ce2" table:formula="of:=[.F22]/[.$E$29]" office:value-type="float" office:value="0.1255" calcext:value-type="float">
            <text:p>0.1255</text:p>
          </table:table-cell>
          <table:table-cell table:style-name="ce2" table:formula="of:=[.E22]/[.$E$29]" office:value-type="float" office:value="0.827666666666667" calcext:value-type="float">
            <text:p>0.8277</text:p>
          </table:table-cell>
        </table:table-row>
        <table:table-row table:style-name="ro1">
          <table:table-cell table:style-name="Default" office:value-type="string" calcext:value-type="string">
            <text:p>[[e],[1,2,3,4,8],[7,5,6],[]]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5505" calcext:value-type="float">
            <text:p>5505</text:p>
          </table:table-cell>
          <table:table-cell table:style-name="ce1" table:formula="of:=[.E23]-[.E22]" office:value-type="float" office:value="539" calcext:value-type="float">
            <text:p>539</text:p>
          </table:table-cell>
          <table:table-cell table:style-name="ce2" table:formula="of:=[.F23]/[.$E$29]" office:value-type="float" office:value="0.0898333333333333" calcext:value-type="float">
            <text:p>0.0898</text:p>
          </table:table-cell>
          <table:table-cell table:style-name="ce2" table:formula="of:=[.E23]/[.$E$29]" office:value-type="float" office:value="0.9175" calcext:value-type="float">
            <text:p>0.9175</text:p>
          </table:table-cell>
        </table:table-row>
        <table:table-row table:style-name="ro1">
          <table:table-cell table:style-name="Default" office:value-type="string" calcext:value-type="string">
            <text:p>[[e],[1,2,3,4,8],[7,6,5],[]]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5842" calcext:value-type="float">
            <text:p>5842</text:p>
          </table:table-cell>
          <table:table-cell table:style-name="ce1" table:formula="of:=[.E24]-[.E23]" office:value-type="float" office:value="337" calcext:value-type="float">
            <text:p>337</text:p>
          </table:table-cell>
          <table:table-cell table:style-name="ce2" table:formula="of:=[.F24]/[.$E$29]" office:value-type="float" office:value="0.0561666666666667" calcext:value-type="float">
            <text:p>0.0562</text:p>
          </table:table-cell>
          <table:table-cell table:style-name="ce2" table:formula="of:=[.E24]/[.$E$29]" office:value-type="float" office:value="0.973666666666667" calcext:value-type="float">
            <text:p>0.9737</text:p>
          </table:table-cell>
        </table:table-row>
        <table:table-row table:style-name="ro1">
          <table:table-cell table:style-name="Default" office:value-type="string" calcext:value-type="string">
            <text:p>[[e],[1,2,3,5,4],[6,7,8],[]]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5976" calcext:value-type="float">
            <text:p>5976</text:p>
          </table:table-cell>
          <table:table-cell table:style-name="ce1" table:formula="of:=[.E25]-[.E24]" office:value-type="float" office:value="134" calcext:value-type="float">
            <text:p>134</text:p>
          </table:table-cell>
          <table:table-cell table:style-name="ce2" table:formula="of:=[.F25]/[.$E$29]" office:value-type="float" office:value="0.0223333333333333" calcext:value-type="float">
            <text:p>0.0223</text:p>
          </table:table-cell>
          <table:table-cell table:style-name="ce2" table:formula="of:=[.E25]/[.$E$29]" office:value-type="float" office:value="0.996" calcext:value-type="float">
            <text:p>0.9960</text:p>
          </table:table-cell>
        </table:table-row>
        <table:table-row table:style-name="ro1">
          <table:table-cell table:style-name="Default" office:value-type="string" calcext:value-type="string">
            <text:p>[[e],[1,2,3,5,4],[6,8,7],[]]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5998" calcext:value-type="float">
            <text:p>5998</text:p>
          </table:table-cell>
          <table:table-cell table:style-name="ce1" table:formula="of:=[.E26]-[.E25]" office:value-type="float" office:value="22" calcext:value-type="float">
            <text:p>22</text:p>
          </table:table-cell>
          <table:table-cell table:style-name="ce2" table:formula="of:=[.F26]/[.$E$29]" office:value-type="float" office:value="0.00366666666666667" calcext:value-type="float">
            <text:p>0.0037</text:p>
          </table:table-cell>
          <table:table-cell table:style-name="ce2" table:formula="of:=[.E26]/[.$E$29]" office:value-type="float" office:value="0.999666666666667" calcext:value-type="float">
            <text:p>0.9997</text:p>
          </table:table-cell>
        </table:table-row>
        <table:table-row table:style-name="ro1">
          <table:table-cell table:style-name="Default" office:value-type="string" calcext:value-type="string">
            <text:p>[[e],[1,2,3,5,4],[7,6,8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6000" calcext:value-type="float">
            <text:p>6000</text:p>
          </table:table-cell>
          <table:table-cell table:style-name="ce1" table:formula="of:=[.E27]-[.E26]" office:value-type="float" office:value="2" calcext:value-type="float">
            <text:p>2</text:p>
          </table:table-cell>
          <table:table-cell table:style-name="ce2" table:formula="of:=[.F27]/[.$E$29]" office:value-type="float" office:value="0.000333333333333333" calcext:value-type="float">
            <text:p>0.0003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[[e],[1,2,3,5,4],[7,8,6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6000" calcext:value-type="float">
            <text:p>6000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[[e],[1,2,3,5,4],[8,6,7],[]]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6000" calcext:value-type="float">
            <text:p>60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[[e],[1,2,3,5,4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7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4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4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6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6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8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4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4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6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6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7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7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5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5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7,8,5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8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4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4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7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7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8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4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4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5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5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7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5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6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8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6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8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8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4,5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4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5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8,4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8,5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5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4,6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6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6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7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7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4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4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5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7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5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5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7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8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6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5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6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7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3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3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7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7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8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8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3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6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6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8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8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3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6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6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7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7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7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3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3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7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7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8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8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7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6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8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3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6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6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8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8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3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3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8,3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8,5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3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3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5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6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6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6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6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7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7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7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3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6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7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6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4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3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7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6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6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7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7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3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7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7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3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3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4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8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8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3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7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6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8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8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3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4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8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6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6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6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7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3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6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3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3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4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7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6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5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5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7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4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4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7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7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8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8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5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7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3,7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3,8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7,3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7,8,3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8,3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8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3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3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3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5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7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4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7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7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8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3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7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3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3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4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8,3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8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3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4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7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7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4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8,4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3,5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3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5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5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8,3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3,4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3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4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4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8,3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8,4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3,5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5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5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7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7,5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3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3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4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7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3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3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4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4,5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5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5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5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6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6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8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4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4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6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6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8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8,6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5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6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3,6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3,8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6,3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6,8,3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8,3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8,6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5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6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4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6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3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3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4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8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3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3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4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6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6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8,5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3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3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5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5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8,3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3,4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3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4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4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8,3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8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5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4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5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5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6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3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5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5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6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6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3,4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3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4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4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6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6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3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4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4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5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5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5,7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6,5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6,7,5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7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7,6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4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4,7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6,4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6,7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7,4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7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4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4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5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7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5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5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6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7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3,6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3,7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6,3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6,7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7,3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7,6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3,7,5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5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3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4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6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6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7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7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6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7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3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3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4,3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7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3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4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6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6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4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4,7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5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5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7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7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3,5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3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5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5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7,3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7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3,4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3,7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4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4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7,3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7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5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4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5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5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6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3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5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5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6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6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3,4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3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4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4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6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6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3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5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6,7,8],[]]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6,8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7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7,8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8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8,7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7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7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4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7,8,4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8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6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7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5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5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7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8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4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4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5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8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8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5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8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6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8,6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4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4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5,4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5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8,4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8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4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5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6,5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5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7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7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5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6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8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8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7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8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2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2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8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2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6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6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7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2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2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7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7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8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8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2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5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8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8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8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2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2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6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6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8,2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8,6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5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8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2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5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5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2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2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6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6,7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7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7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5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2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5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6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7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6,4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8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4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6,4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7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6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6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7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7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8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2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2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2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6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7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7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2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2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2,4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8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4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4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7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6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6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6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8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8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2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4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2,4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2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4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6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6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4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6,4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6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7,6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2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7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2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4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4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7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7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2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4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4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6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6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7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8,7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4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7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8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5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5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5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5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7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2,7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2,8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7,2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7,8,2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8,2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8,7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5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5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8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8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5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5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7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2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2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7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8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2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2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4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8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8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2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2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4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7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7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5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2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5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8,5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2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4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4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8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8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5,2,4],[]]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5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7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4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4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5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6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8,6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5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5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5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2,6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2,8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6,2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6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8,2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8,6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5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8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5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5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4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6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2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4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4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8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2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2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4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6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5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5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5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8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2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2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4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4,8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8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8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5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5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5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6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2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2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4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4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6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5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5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6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6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4,6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4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6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6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7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7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5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5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7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2,6,7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2,7,6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6,2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6,7,2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7,2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7,6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2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5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7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5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5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6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6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7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2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2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6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7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4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4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7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2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4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4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4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7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7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2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2,7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5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5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7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7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2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4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4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7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5,2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5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2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5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6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2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2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4,2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4,6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6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2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2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4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4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6,7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6,8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7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7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8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8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7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7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5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6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5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5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7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7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7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7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8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6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8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6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7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7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7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3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3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7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8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5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5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8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3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5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7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3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6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6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8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8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3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3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5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8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8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3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3,6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5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6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5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5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6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7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7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5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3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6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5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5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7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7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8,5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5,6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5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6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6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8,5,6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5,6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5,7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6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7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6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2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6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8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2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2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7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2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2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8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2,5,8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2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8,5,2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2,5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5,7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7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7,5,2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5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6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8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2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8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8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2,5,6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5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5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6,5,2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5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5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6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2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6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6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7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2,5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5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5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7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7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2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2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5,2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5,6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6,2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6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6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6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7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7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8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8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8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6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7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8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2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6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2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2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7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3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7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2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3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2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7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8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2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6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8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8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2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2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3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8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2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6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2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2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6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7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7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2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3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3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6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6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5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7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7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8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8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3,7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5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7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5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5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7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8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2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2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7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7,8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8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8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2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5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5,7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7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2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2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2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3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2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3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7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3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3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8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2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5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2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2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3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3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8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3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3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5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5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3,7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7,3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7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5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7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2,3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2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3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7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2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3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3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6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6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8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8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3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5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2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2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6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6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8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8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5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5,8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8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8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2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2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5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5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6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8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2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6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2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3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8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8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2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2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3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6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3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5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8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8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2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5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5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8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2,3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2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3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8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8,3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2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2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3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3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3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3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6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5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5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2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2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3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3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6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6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3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3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5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6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7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3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6,3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7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7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5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3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6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5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7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2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2,7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6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6,7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7,2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7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5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7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7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5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5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6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2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2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7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2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2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2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3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6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6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3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3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5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7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2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2,7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5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7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2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2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3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3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7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3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3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5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5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3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3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5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6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2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5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5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6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2,3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2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3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3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6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6,3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3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3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5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5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7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6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4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6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7,6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7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8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8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3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3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8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3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6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7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8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3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7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3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3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4,8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8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8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3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4,3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4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7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7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4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6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6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8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3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3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4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4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3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4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6,3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6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4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3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6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6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7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3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3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4,3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4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7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3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4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6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7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6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8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4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7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6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6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7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2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8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2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2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8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2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2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6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4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4,8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7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7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2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2,4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2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4,2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4,8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8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8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4,2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4,7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7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4,8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6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6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8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2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4,2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4,8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8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2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4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4,6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6,2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6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4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6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2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2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2,4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2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4,2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4,7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2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4,2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4,6,2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6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6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3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3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7,3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7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8,3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8,7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3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3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6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8,3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8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3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3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6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6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7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7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6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8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2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7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8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8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6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6,8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8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2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2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3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3,8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7,3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7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8,3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8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7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8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2,3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2,8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3,2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3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8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8,3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2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3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7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7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3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3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6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8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2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6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2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2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2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3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3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6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6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3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3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6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6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7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7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2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2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7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2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2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3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3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7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7,3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2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2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6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6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7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7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8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3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4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4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8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3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3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4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4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7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7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4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4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7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7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8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2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2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2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4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4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8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8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2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4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4,7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7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3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7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8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2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8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2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7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3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4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8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2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2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4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8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2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3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8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2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2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3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3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4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4,3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3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4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7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4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7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7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2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2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7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2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4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4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4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6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3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3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4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8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3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3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4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6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8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6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6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8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8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2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4,8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8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8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2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4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4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6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3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2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2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6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6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2,8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3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8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2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2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3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6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3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4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8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2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4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8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2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2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3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8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2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4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4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3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2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2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4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6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2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2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3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6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2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4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4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4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4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6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7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3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3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6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6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7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3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4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7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7,4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3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4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4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6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2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7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4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7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2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2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4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4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6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6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3,6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3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6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7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7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2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6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7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2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7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7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2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6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6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3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3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4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4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7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4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7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7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2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2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3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2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2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3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3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4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4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4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6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6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2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4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4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2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3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3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6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6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2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2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3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3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4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4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5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5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7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8,7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4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4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7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7,8,4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8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5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5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8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3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3,8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7,3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7,8,3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8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8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3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5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8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3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7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3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4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4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3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3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4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4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7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7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5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3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3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5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5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8,3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3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3,8,4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4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8,3,4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8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5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5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4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5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7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7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3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7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3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4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4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5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5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8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4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8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5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5,4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5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7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2,7,8],[]]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2,8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7,2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7,8,2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8,2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8,7,2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2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5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5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8,2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8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2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5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5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7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4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7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2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2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8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2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4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4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8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2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2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4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4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7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7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2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5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8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2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2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4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4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8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8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5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4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4,7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7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7,5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2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5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5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7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7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2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4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4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7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7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7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7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8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3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3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8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5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5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3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3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5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7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5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5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7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7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8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2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2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8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2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8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5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7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3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8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2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2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8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2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2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3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3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8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2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2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3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3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7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3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5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2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2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3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3,8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8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2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3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3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5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5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5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7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7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2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5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7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7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2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2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3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3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7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2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3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3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5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5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7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8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3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7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7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3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4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8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3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3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4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7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7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4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4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7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2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2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8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2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4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4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8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2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4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4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3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7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8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8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2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2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8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2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2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7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7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3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4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8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2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8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8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2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3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8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2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2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3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4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4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3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4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4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7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4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2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2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3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4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4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4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3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3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5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5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8,3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8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3,4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3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4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4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8,3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8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3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4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4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5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5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5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8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2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5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5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8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8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2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2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4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4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8,2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8,4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2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4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4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5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5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3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5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5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8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8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2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5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8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8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2,3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2,8,3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3,2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3,8,2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8,2,3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8,3,2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3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3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5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5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3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3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4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8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2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2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4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4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8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8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2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3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3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2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2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3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3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4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4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3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4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4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5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5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2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2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4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5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5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2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2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3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3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5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5,3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2,3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2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3,2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3,4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4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4,3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4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5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7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3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3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7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7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3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3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4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4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7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7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5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5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7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2,5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2,7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5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5,7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7,2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7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2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2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4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4,7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7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7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5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5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3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5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7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7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2,3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2,7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3,2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3,7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7,2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7,3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2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2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3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3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3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4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7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7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2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4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4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7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3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7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2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3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4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4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3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4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4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2,5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4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5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5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3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3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5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5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2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2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3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3,4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4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4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5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5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6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6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8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6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6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8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4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5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5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8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3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3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6,3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6,8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8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8,6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3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5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5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8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3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3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5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6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4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6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6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8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3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3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3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4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4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8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8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4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6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6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5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8,5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3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3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5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5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8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3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3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4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8,3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8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3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4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4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5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5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3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3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5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6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6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3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4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6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6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5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5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6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4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6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5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6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2,6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2,8,6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6,2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6,8,2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8,2,6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8,6,2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2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5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5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8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8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5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5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6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4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6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8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8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2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2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2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4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4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8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8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2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2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4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4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6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5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2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5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8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8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2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2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4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4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8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8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5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2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5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6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2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2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4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4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6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6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8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8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3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6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5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5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5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5,8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6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6,8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8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2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2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5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2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5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5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3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6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2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2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2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3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3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8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8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2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2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3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3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6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6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5,3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5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5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5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8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2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2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3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3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8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8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2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3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3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5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5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5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5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2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2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5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5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2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2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3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3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6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6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2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3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3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5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5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8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3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4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4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8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3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4,8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6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8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8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2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6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6],[2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6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6],[4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6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6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8],[2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8],[2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8],[4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8],[4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8],[6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8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2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2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2],[6,3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2],[6,8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2],[8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2],[8,6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3],[2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3],[2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3],[6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3],[6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3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3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6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6],[2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6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6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6],[8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6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8],[2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8],[2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8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8],[3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8],[6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4,8],[6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2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2],[3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2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2],[4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2],[8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2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3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3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3],[4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3],[4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3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3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4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4],[2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4],[3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4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4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4],[8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8],[2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8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8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8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8],[4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6,8],[4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2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2],[3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2],[4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2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2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2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3],[2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3],[2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3],[4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3],[4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3],[6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3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4],[2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4],[2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4],[3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4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4],[6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4],[6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6],[2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6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6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6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6],[4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8,6],[4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3],[4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3],[4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3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3],[5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3],[8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3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4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4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4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4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4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4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5],[3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5],[3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5],[4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5],[4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5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5],[8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8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8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8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8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8],[5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2,8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2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2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2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2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2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2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4],[2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4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4],[5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4],[5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4],[8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4],[8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5],[2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5],[2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5],[4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5],[4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5],[8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5],[8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8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8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3,8],[5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2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2],[3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2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2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2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2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3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3],[2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3],[5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3],[5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3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3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5],[2,3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5],[2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5],[3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5],[3,8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5],[8,2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5],[8,3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8],[2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8],[2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8],[3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8],[3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8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4,8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2],[3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2],[3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2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2],[4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2],[8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2],[8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3],[2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3],[2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3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3],[4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3],[8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3],[8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4],[2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4],[2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4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4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4],[8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4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8],[2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8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8],[3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8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8],[4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5,8],[4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2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2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2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2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2],[5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2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3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3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3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3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3],[5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3],[5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4],[2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4],[2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4],[3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4],[3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4],[5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4],[5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5],[2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5],[2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5],[3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5],[3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5],[4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6,8,5],[4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3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3],[4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3],[5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3],[5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3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3],[6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4],[3,5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4],[3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4],[5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4],[5,6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4],[6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4],[6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5],[3,4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5],[3,6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5],[4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5],[4,6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5],[6,3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5],[6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6],[3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6],[3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6],[4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6],[4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6],[5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2,6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2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2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2],[5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2],[5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2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2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4],[2,5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4],[2,6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4],[5,2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4],[5,6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4],[6,2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4],[6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5],[2,4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5],[2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5],[4,2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5],[4,6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5],[6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5],[6,4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6],[2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6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6],[4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6],[4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6],[5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3,6],[5,4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2],[3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2],[3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2],[5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2],[5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2],[6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2],[6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3],[2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3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3],[5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3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3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3],[6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5],[2,3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5],[2,6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5],[3,2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5],[3,6,2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5],[6,2,3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5],[6,3,2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6],[2,3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6],[2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6],[3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6],[3,5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6],[5,2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4,6],[5,3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2],[3,4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2],[3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2],[4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2],[4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2],[6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2],[6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3],[2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3],[2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3],[4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3],[4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3],[6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3],[6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4],[2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4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4],[3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4],[3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4],[6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4],[6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6],[2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6],[2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6],[3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6],[3,4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6],[4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5,6],[4,3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2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2],[3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2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2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2],[5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2],[5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3],[2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3],[2,5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3],[4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3],[4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3],[5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3],[5,4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4],[2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4],[2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4],[3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4],[3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4],[5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4],[5,3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5],[2,3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5],[2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5],[3,2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5],[3,4,2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5],[4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8,6,5],[4,3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4],[5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4],[5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4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4],[6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4],[7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4],[7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5],[4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5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5],[6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5],[6,7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5],[7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5],[7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6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6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6],[5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6],[5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6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6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7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7],[4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7],[5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7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7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3,7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3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3],[5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3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3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3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3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5],[3,6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5],[3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5],[6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5],[6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5],[7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5],[7,6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6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6],[3,7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6],[5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6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6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6],[7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7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7],[3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7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7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7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4,7],[6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3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3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3],[6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3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3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3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4],[3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4],[3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4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4],[6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4],[7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4],[7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6],[3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6],[3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6],[4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6],[4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6],[7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6],[7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7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7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7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7],[4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7],[6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5,7],[6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3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3],[4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3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3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3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3],[7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4],[3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4],[3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4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4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4],[7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4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5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5],[3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5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5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5],[7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5],[7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7],[3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7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7],[4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7],[4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7],[5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6,7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3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3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3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3],[5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3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3],[6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4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4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4],[5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4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4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4],[6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5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5],[3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5],[4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5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5],[6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5],[6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6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6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6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6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6],[5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2,7,6],[5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4],[5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4],[5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4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4],[6,7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4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4],[7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5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5],[4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5],[6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5],[6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5],[7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5],[7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6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6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6],[5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6],[5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6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6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7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7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7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7],[5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7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2,7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2],[5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2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2],[6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2],[6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2],[7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2],[7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5],[2,6,7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5],[2,7,6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5],[6,2,7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5],[6,7,2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5],[7,2,6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5],[7,6,2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6],[2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6],[2,7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6],[5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6],[5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6],[7,2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6],[7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7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7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7],[5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7],[5,6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7],[6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4,7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2],[4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2],[4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2],[6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2],[6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2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2],[7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4],[2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4],[2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4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4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4],[7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4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6],[2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6],[2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6],[4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6],[4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6],[7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6],[7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7],[2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7],[2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7],[4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7],[4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7],[6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5,7],[6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2],[4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2],[4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2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2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2],[7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2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4],[2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4],[2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4],[5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4],[5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4],[7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4],[7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5],[2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5],[2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5],[4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5],[4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5],[7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5],[7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7],[2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7],[2,5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7],[4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7],[4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7],[5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6,7],[5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2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2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2],[5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2],[5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2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2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4],[2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4],[2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4],[5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4],[5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4],[6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4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5],[2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5],[2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5],[4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5],[4,6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5],[6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5],[6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6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6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6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6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6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3,7,6],[5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3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3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3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3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3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3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5],[3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5],[3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5],[6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5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5],[7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5],[7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6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6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6],[5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6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6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6],[7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7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7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7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7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7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2,7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2],[5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2],[5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2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2],[6,7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2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2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5],[2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5],[2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5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5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5],[7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5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6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6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6],[5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6],[5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6],[7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6],[7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7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7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7],[5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7],[5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7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3,7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2],[3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2],[3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2],[6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2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2],[7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2],[7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3],[2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3],[2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3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3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3],[7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3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6],[2,3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6],[2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6],[3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6],[3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6],[7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6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7],[2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7],[2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7],[3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7],[3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7],[6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5,7],[6,3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2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2],[3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2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2],[5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2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2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3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3],[2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3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3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3],[7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3],[7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5],[2,3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5],[2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5],[3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5],[3,7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5],[7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5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7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7],[2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7],[3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7],[3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7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6,7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2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2],[3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2],[5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2],[5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2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2],[6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3],[2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3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3],[5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3],[5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3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3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5],[2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5],[2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5],[3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5],[3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5],[6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5],[6,3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6],[2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6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6],[3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6],[3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6],[5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4,7,6],[5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3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3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3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3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3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3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4],[3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4],[3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4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4],[6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4],[7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4],[7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6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6],[3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6],[4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6],[4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6],[7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6],[7,4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7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7],[3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7],[4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7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7],[6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2,7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2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2],[4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2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2],[6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2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2],[7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4],[2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4],[2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4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4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4],[7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4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6],[2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6],[2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6],[4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6],[4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6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6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7],[2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7],[2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7],[4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7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7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3,7],[6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2],[3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2],[3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2],[6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2],[6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2],[7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2],[7,6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3],[2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3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3],[6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3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3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3],[7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6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6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6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6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6],[7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6],[7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7],[2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7],[2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7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7],[3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7],[6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4,7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2],[3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2],[3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2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2],[4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2],[7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2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3],[2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3],[2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3],[4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3],[4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3],[7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3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4],[2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4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4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4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4],[7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4],[7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7],[2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7],[2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7],[3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7],[3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7],[4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6,7],[4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2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2],[3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2],[4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2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2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2],[6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3],[2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3],[2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3],[4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3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3],[6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3],[6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4],[2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4],[2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4],[3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4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4],[6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4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6],[2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6],[2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6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6],[3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6],[4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5,7,6],[4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3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3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3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3],[5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3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3],[7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4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4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4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4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4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4],[7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5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5],[3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5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5],[4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5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5],[7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7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7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7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7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7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2,7],[5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2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2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2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2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2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2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4],[2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4],[2,7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4],[5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4],[5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4],[7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4],[7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5],[2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5],[2,7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5],[4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5],[4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5],[7,2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5],[7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7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7],[2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7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7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7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3,7],[5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2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2],[3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2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2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2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2],[7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3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3],[2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3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3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3],[7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3],[7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5],[2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5],[2,7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5],[3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5],[3,7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5],[7,2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5],[7,3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7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7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7],[3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7],[3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7],[5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4,7],[5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2],[3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2],[3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2],[4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2],[4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2],[7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2],[7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3],[2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3],[2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3],[4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3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3],[7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3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4],[2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4],[2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4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4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4],[7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4],[7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7],[2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7],[2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7],[3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7],[3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7],[4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5,7],[4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2],[3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2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2],[4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2],[4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2],[5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2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3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3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3],[4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3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3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3],[5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4],[2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4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4],[3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4],[3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4],[5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4],[5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5],[2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5],[2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5],[3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5],[3,4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5],[4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6,7,5],[4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3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3],[4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3],[5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3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3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3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4],[3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4],[3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4],[5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4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4],[6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4],[6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5],[3,4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5],[3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5],[4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5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5],[6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5],[6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6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6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6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6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6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2,6],[5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2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2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2],[5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2],[5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2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2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4],[2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4],[2,6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4],[5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4],[5,6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4],[6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4],[6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5],[2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5],[2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5],[4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5],[4,6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5],[6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5],[6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6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6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6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6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6],[5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3,6],[5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2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2],[3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2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2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2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2],[6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3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3],[2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3],[5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3],[5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3],[6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3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5],[2,3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5],[2,6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5],[3,2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5],[3,6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5],[6,2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5],[6,3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6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6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6],[3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6],[3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6],[5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4,6],[5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2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2],[3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2],[4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2],[4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2],[6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2],[6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3],[2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3],[2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3],[4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3],[4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3],[6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3],[6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4],[2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4],[2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4],[3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4],[3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4],[6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4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6],[2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6],[2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6],[3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6],[3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6],[4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5,6],[4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2],[3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2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2],[4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2],[4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2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2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3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3],[2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3],[4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3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3],[5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3],[5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4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4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4],[3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4],[3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4],[5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4],[5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5],[2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5],[2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5],[3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5],[3,4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5],[4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8,7,6,5],[4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5],[6,7,8],[]]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5],[6,8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5],[7,6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5],[7,8,6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5],[8,6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5],[8,7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6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6],[5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6],[7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6],[7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6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6],[8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7],[5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7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7],[6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7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7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7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8],[5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8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8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8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8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4,8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4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4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4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4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6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6],[4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6],[7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6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6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6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7],[4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7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7],[6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7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7],[8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7],[8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8],[4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8],[4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8],[6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8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8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5,8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4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4],[5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4],[7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4],[7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4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4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5],[4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5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5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5],[7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5],[8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5],[8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7],[4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7],[4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7],[5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7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7],[8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7],[8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8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8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8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8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8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6,8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4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4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4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4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4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4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5],[4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5],[4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5],[6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5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5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5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6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6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6],[5,4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6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6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6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8],[4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8],[4,6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8],[5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8],[5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8],[6,4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7,8],[6,5,4],[]]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4],[5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4],[5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4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4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4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4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5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5],[4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5],[6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5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5],[7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5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6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6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6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6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6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6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7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7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7],[5,4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7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7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3,8,7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5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5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5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5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5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5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6],[5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6],[5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6],[7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6],[7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6],[8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6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7],[5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7],[5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7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7],[6,8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7],[8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7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8],[5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8],[5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8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8],[6,7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8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3,8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3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3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3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3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3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3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6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6],[3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6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6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6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6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7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7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7],[6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7],[6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7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7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8],[3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8],[3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8],[6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8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8],[7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5,8],[7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3],[5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3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3],[7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3],[7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3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3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5],[3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5],[3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5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5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5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5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7],[3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7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7],[5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7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7],[8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7],[8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8],[3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8],[3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8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8],[5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8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6,8],[7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3],[5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3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3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3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3],[8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3],[8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5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5],[3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5],[6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5],[6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5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5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6],[3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6],[3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6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6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6],[8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6],[8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8],[3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8],[3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8],[5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8],[5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8],[6,3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7,8],[6,5,3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3],[5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3],[5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3],[6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3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3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3],[7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5],[3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5],[3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5],[6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5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5],[7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5],[7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6],[3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6],[3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6],[5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6],[5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6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6],[7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7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7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7],[5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7],[5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7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4,8,7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4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4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4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4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6],[4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6],[4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6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6],[7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6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6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7],[4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7],[4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7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7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7],[8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7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8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8],[4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8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8],[6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8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3,8],[7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3],[6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3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3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3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3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3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6],[3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6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6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6],[7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6],[8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6],[8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7],[3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7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7],[6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7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7],[8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7],[8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8],[3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8],[3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8],[6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8],[6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8],[7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4,8],[7,6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3],[4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3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3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3],[7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3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3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4],[3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4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4],[7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4],[7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4],[8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4],[8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7],[3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7],[3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7],[4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7],[4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7],[8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7],[8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8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8],[3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8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8],[4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8],[7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6,8],[7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3],[4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3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3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3],[6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3],[8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3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4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4],[3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4],[6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4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4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4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6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6],[3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6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6],[4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6],[8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6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8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8],[3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8],[4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8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8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7,8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3],[4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3],[4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3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3],[6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3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3],[7,6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4],[3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4],[3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4],[6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4],[6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4],[7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4],[7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6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6],[3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6],[4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6],[4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6],[7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6],[7,4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7],[3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7],[3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7],[4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7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7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5,8,7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4],[5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4],[5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4],[7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4],[7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4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4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5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5],[4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5],[7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5],[7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5],[8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5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7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7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7],[5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7],[5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7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7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8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8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8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8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8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3,8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3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3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3],[7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3],[7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3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3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5],[3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5],[3,8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5],[7,3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5],[7,8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5],[8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5],[8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7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7],[3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7],[5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7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7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7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8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8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8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8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8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4,8],[7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3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3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3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3],[7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3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3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4],[3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4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4],[7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4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4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4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7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7],[3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7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7],[4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7],[8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7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8],[3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8],[3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8],[4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8],[4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8],[7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5,8],[7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3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3],[4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3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3],[5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3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3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4],[3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4],[3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4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4],[5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4],[8,3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4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5],[3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5],[3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5],[4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5],[4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5],[8,3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5],[8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8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8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8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8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8],[5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7,8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3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3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3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3],[5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3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3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4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4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4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4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4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4],[7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5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5],[3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5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5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5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5],[7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7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7],[3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7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7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7],[5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6,8,7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4],[5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4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4],[6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4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4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4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5],[4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5],[4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5],[6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5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5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5],[8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6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6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6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6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6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6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8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8],[4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8],[5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8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8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3,8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3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3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3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3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3],[8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3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5],[3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5],[3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5],[6,3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5],[6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5],[8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5],[8,6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6],[3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6],[3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6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6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6],[8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6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8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8],[3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8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8],[5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8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4,8],[6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3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3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3],[6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3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3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3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4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4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4],[6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4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4],[8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4],[8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6],[3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6],[3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6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6],[4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6],[8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6],[8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8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8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8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8],[4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8],[6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5,8],[6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3],[4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3],[4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3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3],[5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3],[8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3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4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4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4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4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4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4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5],[3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5],[3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5],[4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5],[4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5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5],[8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8],[3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8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8],[4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8],[4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8],[5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6,8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3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3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3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3],[5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3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3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4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4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4],[5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4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4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4],[6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5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5],[3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5],[4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5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5],[6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5],[6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6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6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6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6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6],[5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7,8,6],[5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4],[5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4],[5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4],[6,5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4],[6,7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4],[7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4],[7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5],[4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5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5],[6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5],[6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5],[7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5],[7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6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6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6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6],[5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6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6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7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7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7],[5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7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7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3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3],[5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3],[5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3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3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3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3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5],[3,6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5],[3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5],[6,3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5],[6,7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5],[7,3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5],[7,6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6],[3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6],[3,7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6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6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6],[7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6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7],[3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7],[3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7],[5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7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7],[6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4,7],[6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3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3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3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3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3],[7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3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4],[3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4],[3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4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4],[6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4],[7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4],[7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6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6],[3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6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6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6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6],[7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7],[3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7],[3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7],[4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7],[4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7],[6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5,7],[6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3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3],[4,7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3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3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3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3],[7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4],[3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4],[3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4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4],[5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4],[7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4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5],[3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5],[3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5],[4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5],[4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5],[7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5],[7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7],[3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7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7],[4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7],[4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7],[5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6,7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3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3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3],[5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3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3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3],[6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4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4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4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4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4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4],[6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5],[3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5],[3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5],[4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5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5],[6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5],[6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6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6],[3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6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6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6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1,8,7,6],[5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5],[6,7,8],[]] 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5],[6,8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5],[7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5],[7,8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5],[8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5],[8,7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6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6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6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6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6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6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7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7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7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7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7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7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8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8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8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8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4,8],[7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4],[6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4],[6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4],[7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4],[7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4],[8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4],[8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6],[4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6],[4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6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6],[7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6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6],[8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7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7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7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7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7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7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8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8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8],[6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8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8],[7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5,8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4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4],[5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4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4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4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5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5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5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5],[7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5],[8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5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7],[4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7],[4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7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7],[5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7],[8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7],[8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8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8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8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8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8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6,8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4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4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4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4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4],[8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4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5],[6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5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5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5],[8,6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6],[4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6],[4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6],[5,4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6],[5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6],[8,4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6],[8,5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8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8],[4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8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8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8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7,8],[6,5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4],[5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4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4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4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4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4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5],[4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5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5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5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5],[7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5],[7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6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6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6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6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6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6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7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7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7],[5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7],[5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7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1,8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5],[6,7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5],[6,8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5],[7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5],[7,8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5],[8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5],[8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6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6],[5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6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6],[7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6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6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7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7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7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7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7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7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8],[5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8],[5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8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8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1,8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1],[6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1],[6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1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1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1],[8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1],[8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6],[1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6],[1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6],[7,1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6],[7,8,1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6],[8,1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6],[8,7,1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7],[1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7],[1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7],[6,1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7],[6,8,1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7],[8,1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7],[8,6,1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8],[1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8],[1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8],[6,1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8],[6,7,1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8],[7,1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5,8],[7,6,1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1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1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1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1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1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1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5],[1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5],[1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5],[7,1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5],[7,8,1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5],[8,1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5],[8,7,1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7],[1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7],[1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7],[5,1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7],[5,8,1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7],[8,1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7],[8,5,1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8],[1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8],[1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8],[5,1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8],[5,7,1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8],[7,1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6,8],[7,5,1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1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1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1],[6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1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1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1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5],[1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5],[1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5],[6,1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5],[6,8,1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5],[8,1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5],[8,6,1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6],[1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6],[1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6],[5,1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6],[5,8,1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6],[8,1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6],[8,5,1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8],[1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8],[1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8],[5,1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8],[5,6,1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8],[6,1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7,8],[6,5,1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1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1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1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1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1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1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5],[1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5],[1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5],[6,1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5],[6,7,1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5],[7,1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5],[7,6,1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6],[1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6],[1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6],[5,1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6],[5,7,1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6],[7,1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6],[7,5,1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7],[1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7],[1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7],[5,1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7],[5,6,1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7],[6,1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2,3,4,8,7],[6,5,1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 table:number-rows-repeated="1042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18:59.803151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6T10:19:39.761338710</dc:date>
    <meta:editing-duration>PT1H29M57S</meta:editing-duration>
    <meta:editing-cycles>64</meta:editing-cycles>
    <meta:document-statistic meta:table-count="1" meta:cell-count="12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166666666666667">
                <text:p>0.000166666666666667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16666666666667">
                <text:p>0.0031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33333333333333">
                <text:p>0.0063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31666666666667">
                <text:p>0.0131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41666666666667">
                <text:p>0.0241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88333333333333">
                <text:p>0.0488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60666666666667">
                <text:p>0.160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57166666666667">
                <text:p>0.25716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4333333333333">
                <text:p>0.394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0833333333333">
                <text:p>0.54083333333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02166666666667">
                <text:p>0.702166666666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27666666666667">
                <text:p>0.82766666666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175">
                <text:p>0.91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3666666666667">
                <text:p>0.973666666666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9666666666667">
                <text:p>0.9996666666666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1.29cm" xlink:href=".." xlink:type="simple" chart:class="chart:bar" chart:style-name="ch1">
        <chart:title svg:x="2.852cm" svg:y="0.361cm" chart:style-name="ch2">
          <text:p>Number of Moves for Full Inglenook Sidings Puzzle</text:p>
        </chart:title>
        <chart:plot-area chart:style-name="ch3" table:cell-range-address="solutions.D4:solutions.D29 solutions.G4:solutions.G29" chart:data-source-has-labels="column" svg:x="1.331cm" svg:y="1.365cm" svg:width="14.353cm" svg:height="8.719cm">
          <chartooo:coordinate-region svg:x="2.243cm" svg:y="1.564cm" svg:width="13.441cm" svg:height="7.873cm"/>
          <chart:axis chart:dimension="x" chart:name="primary-x" chart:style-name="ch4" chartooo:axis-type="auto">
            <chartooo:date-scale/>
            <chart:title svg:x="7.973cm" svg:y="10.309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6.549cm" chart:style-name="ch7">
              <text:p>Frequency</text:p>
            </chart:title>
            <chart:grid chart:style-name="ch8" chart:class="major"/>
          </chart:axis>
          <chart:series chart:style-name="ch9" chart:values-cell-range-address="solutions.G4:solutions.G29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166666666666667">
                <text:p>0.000166666666666667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16666666666667">
                <text:p>0.0011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166666666666667">
                <text:p>0.0001666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16666666666667">
                <text:p>0.00316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683333333333333">
                <text:p>0.0068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46666666666667">
                <text:p>0.024666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86666666666667">
                <text:p>0.0386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31666666666667">
                <text:p>0.0731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7166666666667">
                <text:p>0.1371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65">
                <text:p>0.14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1333333333333">
                <text:p>0.1613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255">
                <text:p>0.12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98333333333333">
                <text:p>0.0898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61666666666667">
                <text:p>0.0561666666666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223333333333333">
                <text:p>0.022333333333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366666666666667">
                <text:p>0.003666666666666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